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0.703cm" fo:min-width="3.31cm" loext:decorative="false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opacity="100%" draw:auto-grow-height="true" draw:auto-grow-width="false" fo:min-height="0.385cm" loext:decorative="false"/>
      <style:paragraph-properties style:writing-mode="lr-tb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0.385cm" fo:min-width="4.58cm" loext:decorative="false"/>
    </style:style>
    <style:style style:name="P1" style:family="paragraph">
      <loext:graphic-properties draw:fill-color="#000000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 draw:opacity="100%"/>
    </style:style>
    <style:style style:name="P5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0.953cm" svg:x="2.587cm" svg:y="6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0.953cm" svg:x="2.587cm" svg:y="7.34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0.953cm" svg:x="2.587cm" svg:y="8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0.953cm" svg:x="2.587cm" svg:y="9.25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587cm" svg:y1="6.397cm" svg:x2="4.492cm" svg:y2="4.81cm">
          <text:p/>
        </draw:line>
        <draw:line draw:style-name="gr2" draw:text-style-name="P2" draw:layer="layout" svg:x1="6.397cm" svg:y1="6.397cm" svg:x2="8.302cm" svg:y2="4.81cm">
          <text:p/>
        </draw:line>
        <draw:line draw:style-name="gr2" draw:text-style-name="P2" draw:layer="layout" svg:x1="4.492cm" svg:y1="4.81cm" svg:x2="8.302cm" svg:y2="4.81cm">
          <text:p/>
        </draw:line>
        <draw:line draw:style-name="gr2" draw:text-style-name="P2" draw:layer="layout" svg:x1="8.302cm" svg:y1="8.62cm" svg:x2="8.302cm" svg:y2="4.81cm">
          <text:p/>
        </draw:line>
        <draw:line draw:style-name="gr2" draw:text-style-name="P2" draw:layer="layout" svg:x1="6.397cm" svg:y1="10.207cm" svg:x2="8.302cm" svg:y2="8.62cm">
          <text:p/>
        </draw:line>
        <draw:line draw:style-name="gr2" draw:text-style-name="P2" draw:layer="layout" svg:x1="6.397cm" svg:y1="7.35cm" svg:x2="8.302cm" svg:y2="5.762cm">
          <text:p/>
        </draw:line>
        <draw:line draw:style-name="gr2" draw:text-style-name="P2" draw:layer="layout" svg:x1="6.397cm" svg:y1="8.302cm" svg:x2="8.302cm" svg:y2="6.714cm">
          <text:p/>
        </draw:line>
        <draw:line draw:style-name="gr2" draw:text-style-name="P2" draw:layer="layout" svg:x1="6.397cm" svg:y1="9.255cm" svg:x2="8.302cm" svg:y2="7.667cm">
          <text:p/>
        </draw:line>
        <draw:line draw:style-name="gr3" draw:text-style-name="P2" draw:layer="layout" svg:x1="7.667cm" svg:y1="5.762cm" svg:x2="11.16cm" svg:y2="5.762cm">
          <text:p/>
        </draw:line>
        <draw:line draw:style-name="gr3" draw:text-style-name="P2" draw:layer="layout" svg:x1="7.667cm" svg:y1="6.715cm" svg:x2="11.16cm" svg:y2="6.715cm">
          <text:p/>
        </draw:line>
        <draw:line draw:style-name="gr3" draw:text-style-name="P2" draw:layer="layout" svg:x1="7.667cm" svg:y1="7.667cm" svg:x2="11.16cm" svg:y2="7.667cm">
          <text:p/>
        </draw:line>
        <draw:line draw:style-name="gr3" draw:text-style-name="P2" draw:layer="layout" svg:x1="7.667cm" svg:y1="8.62cm" svg:x2="11.16cm" svg:y2="8.62cm">
          <text:p/>
        </draw:line>
        <draw:frame draw:style-name="gr4" draw:text-style-name="P3" draw:layer="layout" svg:width="1.587cm" svg:height="0.962cm" svg:x="8.62cm" svg:y="6.705cm">
          <draw:text-box>
            <text:p>2D</text:p>
          </draw:text-box>
        </draw:frame>
        <draw:frame draw:style-name="gr5" draw:text-style-name="P4" draw:layer="layout" svg:width="5.08cm" svg:height="0.962cm" svg:x="11.477cm" svg:y="5.242cm">
          <draw:text-box>
            <text:p>Features slice 1</text:p>
          </draw:text-box>
        </draw:frame>
        <draw:frame draw:style-name="gr5" draw:text-style-name="P4" draw:layer="layout" svg:width="5.08cm" svg:height="0.962cm" svg:x="11.477cm" svg:y="6.182cm">
          <draw:text-box>
            <text:p>Features slice 2</text:p>
          </draw:text-box>
        </draw:frame>
        <draw:frame draw:style-name="gr5" draw:text-style-name="P4" draw:layer="layout" svg:width="5.08cm" svg:height="0.962cm" svg:x="11.477cm" svg:y="7.172cm">
          <draw:text-box>
            <text:p>Features slice 3</text:p>
          </draw:text-box>
        </draw:frame>
        <draw:frame draw:style-name="gr5" draw:text-style-name="P4" draw:layer="layout" svg:width="5.08cm" svg:height="0.962cm" svg:x="11.477cm" svg:y="8.087cm">
          <draw:text-box>
            <text:p>Features slice 4</text:p>
          </draw:text-box>
        </draw:frame>
        <draw:custom-shape draw:style-name="gr6" draw:text-style-name="P5" draw:layer="layout" svg:width="5.08cm" svg:height="0.635cm" svg:x="11.477cm" svg:y="5.3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08cm" svg:height="0.635cm" svg:x="11.477cm" svg:y="6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08cm" svg:height="0.635cm" svg:x="11.477cm" svg:y="7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08cm" svg:height="0.635cm" svg:x="11.477cm" svg:y="8.23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6:56:55.453568979</meta:creation-date>
    <dc:date>2024-11-26T17:04:52.530802524</dc:date>
    <meta:editing-duration>PT7M57S</meta:editing-duration>
    <meta:editing-cycles>1</meta:editing-cycles>
    <meta:document-statistic meta:object-count="25"/>
    <meta:generator>LibreOffice/24.8.0.3$Linux_X86_64 LibreOffice_project/0bdf1299c94fe897b119f97f3c613e9dca6be583</meta:generator>
  </office:meta>
</office:document-meta>
</file>